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2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2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a</text:p>
          </table:table-cell>
          <table:table-cell table:number-columns-repeated="3"/>
          <table:table-cell table:style-name="ce8" office:value-type="string" calcext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 calcext:value-type="string">
            <text:p>Price</text:p>
          </table:table-cell>
          <table:table-cell table:style-name="ce5" office:value-type="string" calcext:value-type="string">
            <text:p>Demand</text:p>
          </table:table-cell>
          <table:table-cell table:style-name="ce5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5" office:value-type="string" calcext:value-type="string">
            <text:p>Regular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 calcext:value-type="string">
            <text:p>Discount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float" office:value="66" calcext:value-type="float">
            <text:p>6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6" table:formula="of:=SUMPRODUCT([.C5:.C6];[.E5:.E6])" office:value-type="float" office:value="77408" calcext:value-type="float">
            <text:p>7740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:</text:p>
          </table:table-cell>
          <table:table-cell table:style-name="ce7" table:formula="of:=[.E6]+[.E5]" office:value-type="float" office:value="166" calcext:value-type="float">
            <text:p>166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Demand:</text:p>
          </table:table-cell>
          <table:table-cell table:style-name="ce7" table:formula="of:=[.E5]" office:value-type="float" office:value="100" calcext:value-type="float">
            <text:p>100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5]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unt Demand:</text:p>
          </table:table-cell>
          <table:table-cell table:style-name="ce7" table:formula="of:=[.E6]" office:value-type="float" office:value="66" calcext:value-type="float">
            <text:p>66</text:p>
          </table:table-cell>
          <table:table-cell table:style-name="ce7" office:value-type="string" calcext:value-type="string">
            <text:p>&lt;=</text:p>
          </table:table-cell>
          <table:table-cell table:style-name="ce7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ular Non-negative:</text:p>
          </table:table-cell>
          <table:table-cell table:style-name="ce7" table:formula="of:=[.E5]" office:value-type="float" office:value="100" calcext:value-type="float">
            <text:p>100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unt Non-negative:</text:p>
          </table:table-cell>
          <table:table-cell table:style-name="ce7" table:formula="of:=[.E6]" office:value-type="float" office:value="66" calcext:value-type="float">
            <text:p>66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9:46:23.835436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12-22T19:55:03.719345713</dc:date>
    <meta:editing-duration>P1DT13H5M53S</meta:editing-duration>
    <meta:editing-cycles>10</meta:editing-cycles>
    <meta:generator>LibreOffice/4.2.8.2$Linux_X86_64 LibreOffice_project/420m0$Build-2</meta:generator>
    <meta:document-statistic meta:table-count="3" meta:cell-count="41" meta:object-count="0"/>
  </office:meta>
</office:document-meta>
</file>